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Tests.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Tests.deferredResultWithDelaye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Tests.deferredResult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Tests.streaming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roller.errorHandler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.ge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.getDeferredResult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Controller.getCompletableFuture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Tests.completableFuture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roller.delay( long millis ,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ests.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roller.getStreamingSl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Controller.getStreaming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Controller.get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Tests.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roller.getDeferredResultWithDelaye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Tests.streamingS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Controller.get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ests.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Controller.get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